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A8B00000ADBBFCFD568.svm"/>
  <manifest:file-entry manifest:media-type="" manifest:full-path="Pictures/20000007000051A70000441DA9021611.svm"/>
  <manifest:file-entry manifest:media-type="" manifest:full-path="Pictures/2000000700005DD9000037B6209BB329.svm"/>
  <manifest:file-entry manifest:media-type="" manifest:full-path="Pictures/20000007000046140000163A962CBB1B.svm"/>
  <manifest:file-entry manifest:media-type="" manifest:full-path="Pictures/2000000700005545000025D5662A4CD8.svm"/>
  <manifest:file-entry manifest:media-type="" manifest:full-path="Pictures/2000000700004EC20000230AD65AF9A9.svm"/>
  <manifest:file-entry manifest:media-type="" manifest:full-path="Pictures/20000007000038BF00001E64B310F9E5.svm"/>
  <manifest:file-entry manifest:media-type="" manifest:full-path="Pictures/200000070000506A00002D2BF2F88A7F.svm"/>
  <manifest:file-entry manifest:media-type="" manifest:full-path="Pictures/20000007000020C40000159BE12ACD04.svm"/>
  <manifest:file-entry manifest:media-type="" manifest:full-path="Pictures/2000000700004EDD000022F0D1FD037C.svm"/>
  <manifest:file-entry manifest:media-type="" manifest:full-path="Pictures/20000007000055AF00001E2F51AA9784.svm"/>
  <manifest:file-entry manifest:media-type="" manifest:full-path="Pictures/200000070000518D00003ED8185C00D0.svm"/>
  <manifest:file-entry manifest:media-type="" manifest:full-path="Pictures/20000007000051A7000025507C4C76D3.svm"/>
  <manifest:file-entry manifest:media-type="" manifest:full-path="Pictures/20000007000051A7000043E82DE5341A.svm"/>
  <manifest:file-entry manifest:media-type="" manifest:full-path="Pictures/200000070000416D000041D7E793A2AA.svm"/>
  <manifest:file-entry manifest:media-type="" manifest:full-path="Pictures/200000070000515800003B3A626AAEA3.svm"/>
  <manifest:file-entry manifest:media-type="" manifest:full-path="Pictures/200000070000518D0000256B3A23C574.svm"/>
  <manifest:file-entry manifest:media-type="" manifest:full-path="Pictures/20000007000054A600000B5FC7006A93.svm"/>
  <manifest:file-entry manifest:media-type="" manifest:full-path="Pictures/20000007000058FE000044527709E070.svm"/>
  <manifest:file-entry manifest:media-type="image/png" manifest:full-path="Pictures/100002010000003000000030453502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808080"/>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24pt" style:font-size-asian="24pt" style:font-size-complex="24pt"/>
    </style:style>
    <style:style style:name="P4" style:family="paragraph" style:parent-style-name="Header">
      <style:paragraph-properties fo:text-align="center" style:justify-single-word="false"/>
      <style:text-properties fo:color="#6666ff" fo:font-size="24pt" style:font-size-asian="24pt" style:font-size-complex="24pt"/>
    </style:style>
    <style:style style:name="P5" style:family="paragraph" style:parent-style-name="Footer">
      <style:paragraph-properties fo:text-align="end"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style:font-style-asian="normal" style:font-style-complex="normal"/>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paragraph-properties fo:text-align="justify" style:justify-single-word="false"/>
      <style:text-properties fo:color="#000000" style:font-name="Times New Roman" fo:font-size="12pt" style:font-name-asian="Consolas" style:font-size-asian="12pt" style:font-name-complex="Consolas" style:font-size-complex="12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paragraph-properties fo:margin-left="1.7cm" fo:margin-right="1.7cm" fo:text-align="justify" style:justify-single-word="false" fo:text-indent="0cm" style:auto-text-indent="false"/>
    </style:style>
    <style:style style:name="P16" style:family="paragraph" style:parent-style-name="Heading_20_1">
      <style:paragraph-properties fo:break-before="page"/>
    </style:style>
    <style:style style:name="P17" style:family="paragraph" style:parent-style-name="Heading_20_2">
      <style:text-properties fo:font-style="normal" style:font-style-asian="normal" style:font-style-complex="normal"/>
    </style:style>
    <style:style style:name="P18" style:family="paragraph" style:parent-style-name="Heading_20_2">
      <style:text-properties fo:font-weight="bold" style:font-weight-asian="bold" style:font-weight-complex="bold"/>
    </style:style>
    <style:style style:name="P19" style:family="paragraph" style:parent-style-name="Heading_20_2">
      <style:paragraph-properties fo:break-before="page"/>
    </style:style>
    <style:style style:name="P20" style:family="paragraph" style:parent-style-name="Text_20_body">
      <style:paragraph-properties fo:text-align="justify" style:justify-single-word="false"/>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5">
      <style:paragraph-properties fo:text-align="justify" style:justify-single-word="false"/>
    </style:style>
    <style:style style:name="P26" style:family="paragraph" style:parent-style-name="Text_20_body" style:list-style-name="L6">
      <style:paragraph-properties fo:text-align="justify" style:justify-single-word="false"/>
    </style:style>
    <style:style style:name="P27" style:family="paragraph" style:parent-style-name="Text_20_body" style:list-style-name="L7">
      <style:paragraph-properties fo:text-align="justify" style:justify-single-word="false"/>
    </style:style>
    <style:style style:name="P28" style:family="paragraph" style:parent-style-name="Text_20_body" style:list-style-name="L1">
      <style:paragraph-properties fo:text-align="justify" style:justify-single-word="false"/>
      <style:text-properties fo:font-style="normal" style:font-style-asian="normal" style:font-style-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justify" style:justify-single-word="false"/>
      <style:text-properties fo:font-weight="normal" style:font-weight-asian="normal" style:font-weight-complex="normal"/>
    </style:style>
    <style:style style:name="P31" style:family="paragraph" style:parent-style-name="Text_20_body" style:list-style-name="L3">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list-style-name="L3">
      <style:paragraph-properties fo:text-align="justify" style:justify-single-word="false"/>
      <style:text-properties fo:font-weight="bold" style:font-weight-asian="bold" style:font-weight-complex="bold"/>
    </style:style>
    <style:style style:name="P34" style:family="paragraph" style:parent-style-name="Text_20_body" style:list-style-name="L6">
      <style:paragraph-properties fo:text-align="justify" style:justify-single-word="false"/>
      <style:text-properties fo:font-weight="bold" style:font-weight-asian="bold" style:font-weight-complex="bold"/>
    </style:style>
    <style:style style:name="P35" style:family="paragraph" style:parent-style-name="Text_20_body" style:list-style-name="L7">
      <style:paragraph-properties fo:text-align="justify" style:justify-single-word="false"/>
      <style:text-properties fo:font-weight="bold" style:font-weight-asian="bold" style:font-weight-complex="bold"/>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b2b2b2" fo:font-size="18pt" fo:background-color="transparen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KaisaKaavio<text:span text:style-name="T6">.exe</text:span></text:p>
      <text:p text:style-name="P4">Käyttöohje</text:p>
      <text:p text:style-name="P4"/>
      <text:p text:style-name="P15">KaisaKaavio on ilmainen, avoimen lähdekoodin ohjelma biljardikilpailuiden vetämisen avuksi, käyttäen Kaisabiljardista tuttua hakukaaviota eli ympyräkaaviota. Ohjelma suorittaa hakukaavion vaatimat hakulaskelmat automaattisesti ja kilpailun vetäjän tarvitsee vain syöttää päättyneiden pelien tulokset sekä käynnistää uusia pelejä pöytien vapautuessa.</text:p>
      <text:p text:style-name="P15"/>
      <text:p text:style-name="P15">Tämä versio käyttöohjeesta on KaisaKaavio-ohjelman versiolle 1.0.0.7.</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13">Ohjelman asennus ja käyttöönotto<text:tab/>2</text:p>
          <text:p text:style-name="P13">Uuden kilpailun luominen<text:tab/>2</text:p>
          <text:p text:style-name="P14">Kilpailutiedostojen hallinta<text:tab/>5</text:p>
          <text:p text:style-name="P14">Kilpailuun ilmoittautuminen ja kaavion arvonta<text:tab/>5</text:p>
          <text:p text:style-name="P14">Pelaajien sijoittaminen kaavioon<text:tab/>7</text:p>
          <text:p text:style-name="P14">Kilpailukutsun kopionti SBiL keskustelupalstalle<text:tab/>7</text:p>
          <text:p text:style-name="P13">Kilpailun läpivienti<text:tab/>8</text:p>
          <text:p text:style-name="P14">Uuden pelin käynnistäminen<text:tab/>9</text:p>
          <text:p text:style-name="P14">Pelin tuloksen merkkaaminen ja pelin päättäminen<text:tab/>9</text:p>
          <text:p text:style-name="P14">Pisimpien pistesarjojen merkkaminen peleihin<text:tab/>10</text:p>
          <text:p text:style-name="P14">Pelin tuloksen korjaaminen pelin päätyttyä<text:tab/>10</text:p>
          <text:p text:style-name="P14">Pelien automaattinen haku<text:tab/>11</text:p>
          <text:p text:style-name="P14">Pelien haku manuaalisesti / hakujen korjaus<text:tab/>11</text:p>
          <text:p text:style-name="P14">Kilpailun päättäminen<text:tab/>13</text:p>
          <text:p text:style-name="P14">Kilpailun tulosten päivittäminen SBiL keskustelupalstalle<text:tab/>13</text:p>
          <text:p text:style-name="P14">Striimi- ja tuloslinkit SBiL keskustelupalstalle<text:tab/>14</text:p>
          <text:p text:style-name="P14">Rahanjakolaskuri<text:tab/>15</text:p>
          <text:p text:style-name="P13">Kilpailuun liittyvien dokumenttien tarkastelu ja tulostaminen<text:tab/>16</text:p>
          <text:p text:style-name="P13">Rankingsarjojen ja -osakilpailujen pelaaminen<text:tab/>17</text:p>
          <text:p text:style-name="P14">Rankingpisteiden määräytyminen<text:tab/>18</text:p>
          <text:p text:style-name="P14">Rankingsarjojen tarkastelu<text:tab/>19</text:p>
          <text:p text:style-name="P14">Muuta huomioitavaa rankingsarjoista ja -osakilpailuista<text:tab/>20</text:p>
          <text:p text:style-name="P13">Ohjelman virhetilanteet ja bugit<text:tab/>20</text:p>
          <text:p text:style-name="P14">Pelien tulosten muokkaaminen kun kaaviota on pelattu jo pidemmälle<text:tab/>20</text:p>
          <text:p text:style-name="P14">Bugi-ilmoitukset ja korjauspyynnöt<text:tab/>21</text:p>
          <text:p text:style-name="P13">Uusien ominaisuuksien lisääminen ohjelmaan<text:tab/>22</text:p>
          <text:p text:style-name="P14">Ominaisuuksia, joita on jo suunnitteilla tuleviin KaisaKaavio-versioihin<text:tab/>22</text:p>
          <text:p text:style-name="P14">Ominaisuuksia, joita ei näillä näkymin toteuteta<text:tab/>22</text:p>
        </text:index-body>
      </text:table-of-content>
      <text:h text:style-name="Heading_20_1" text:outline-level="1"><text:soft-page-break/>Ohjelman asennus ja käyttöönotto</text:h>
      <text:p text:style-name="Text_20_body"/>
      <text:p text:style-name="P6">KaisaKaavio ohjelman voit ladata ilmaiseksi osoitteesta:</text:p>
      <text:p text:style-name="P6"><text:a xlink:type="simple" xlink:href="https://github.com/iliip0/KaisaKaavio/raw/refs/heads/main/KaisaKaavio.exe" text:style-name="Internet_20_link" text:visited-style-name="Visited_20_Internet_20_Link"><text:span text:style-name="T1">https://github.com/iliip0/KaisaKaavio/raw/refs/heads/main/KaisaKaavio.exe</text:span></text:a></text:p>
      <text:p text:style-name="P12">Vaihtoehtoisesti voit kopioida KaisaKaavio.exe tiedoston esimerkiksi muistitikulta koneellesi mikäli se on jo asennettu toiselle koneelle tai tuttavallasi on jo ohjelma koneellaan.</text:p>
      <text:p text:style-name="P6">Ohjelma ei vaadi asentamista eikä muiden ohjelmistojen asentamista vaan toimii sellaisenaan kaikissa Windows 10 sekä Windows 11 käyttöjärjestelmissä. </text:p>
      <text:p text:style-name="P6">Kun olet ladannut tai kopioinut KaisaKaavio.exe tiedoston koneellesi, voit siirtää sen haluamaasi kansioon (esimerkiksi Windows työpöydälle). KaisaKaavio ohjelman voit ajaa mistä tahansa kansiosta. </text:p>
      <text:p text:style-name="P6">Ohjelma käynnistyy tuplaklikkaamalla KaisaKaavio.exe tiedostoa. KaisaKaavio ohjelma päivittää itsensä säännöllisin väliajoin uusimpaan versioon, joten ohjelmaa ei ole tarpeen ladata uudelleen kun se on kerran asennettu koneelle. Käytössäsi on aina uusin ja toimivin versio.</text:p>
      <text:p text:style-name="P6"><text:span text:style-name="T4">Huom! Ohjelman automaattiset päivitykset toimivat vain kun ohjelma on asennettu sellaiseen kansioon johon ohjelma saa kirjoittaa tiedostoja</text:span> <text:s/>Tällaisia kansioita ovat esimerkiksi käyttäjän työpöytä (Desktop), sekä “Tiedostot” kansio (MyDocuments).</text:p>
      <text:p text:style-name="Text_20_body"/>
      <text:h text:style-name="Heading_20_1" text:outline-level="1">Uuden kilpailun luominen</text:h>
      <text:p text:style-name="Text_20_body"/>
      <text:p text:style-name="P6">Uusi kilpailu luodaan käynnistämällä KaisaKaavio.exe. Tämän jälkeen avaa 'Kilpailut'-valikko ikkunan vasemmasta yläreunasta ja paina 'Uusi kilpailu' nappia.</text:p>
      <text:p text:style-name="Text_20_body"/>
      <text:p text:style-name="Text_20_body"><draw:frame draw:style-name="fr2" draw:name="graphics1" text:anchor-type="paragraph" svg:width="8.387cm" svg:height="5.532cm" draw:z-index="22"><draw:image xlink:href="Pictures/20000007000020C40000159BE12ACD04.svm" xlink:type="simple" xlink:show="embed" xlink:actuate="onLoad"/></draw:frame></text:p>
      <text:p text:style-name="P6">Tämä avaa uuden ikkunan, jossa pääset määrittelemään kilpailun nimen, tyypin sekä muut kilpailun tärkeimmät yksityiskohdat:</text:p>
      <text:p text:style-name="Text_20_body"/>
      <text:p text:style-name="Text_20_body"><draw:frame draw:style-name="fr3" draw:name="graphics3" text:anchor-type="paragraph" svg:width="17cm" svg:height="7.562cm" draw:z-index="23"><draw:image xlink:href="Pictures/2000000700004EC20000230AD65AF9A9.svm" xlink:type="simple" xlink:show="embed" xlink:actuate="onLoad"/></draw:frame><text:soft-page-break/></text:p>
      <text:p text:style-name="P6">Tässä ikkunassa voit määrittää kilpailun lajin (Kaisa, Pool, Pyramidi, Kara, Heyball tai Snooker), nimen sekä kilpailun tyypin. Lisäksi voit halutessasi liittää kilpailun osaksi viikkokisaranking sarjaa. Kilpailun tyyppi vaikuttaa ohjelman toimintaa seuraavasti:</text:p>
      <text:list xml:id="list2784993869430462410" text:style-name="L1">
        <text:list-item>
          <text:p text:style-name="P21"><text:span text:style-name="T3">Viikkokisa</text:span><text:span text:style-name="T2"> – Viikkokisaa pelattaessa KaisaKaavio-ohjelman käyttöliittymä on yksinkertaisempi ja kaikki SbiL RG kilpailuihin ja SM kilpailuihin liittyvät käyttöliittymän elementit on piilotettu.</text:span></text:p>
          <text:p text:style-name="P28">Pelaajia ei voida sijoittaa kaavioon RG tilanteen perusteella</text:p>
          <text:p text:style-name="P28">Viikkokilpailu on mahdollista liittää osaksi viikkokilpailu ranking sarjaa.</text:p>
          <text:p text:style-name="P28">Viikkokilpailussa pelaaminen on mahdollista aloittaa ennen kuin ilmoittautuminen on päättynyt. Kaavion yläosa voidaan arpoa kun paikalla on riittävästi pelaajia, jonka jälkeen ilmoittautumista voidaan jatkaa (katso Kilpailuun ilmoittautuminen ja kaavion arvonta kappale).</text:p>
          <text:p text:style-name="P28"><text:s/></text:p>
        </text:list-item>
        <text:list-item>
          <text:p text:style-name="P21"><text:span text:style-name="T3">RG kilpailu</text:span><text:span text:style-name="T2"> – RG tai SM kilpailua pelatessa käyttöliittymässä on enemmän elementtejä. Kaikki tyypilliset SbiL keskustelupalstalle tulevat ilmoitukset sekä tulokset ovat helposti kopioitavissa KaisaKaavio-ohjelmasta. </text:span></text:p>
          <text:p text:style-name="P28">RG kilpailussa voidaan sijoittaa kaavioon 1-8 pelaajaa. Ohjelma suorittaa sijoittamisen kuten Kaisabiljardin kilpailuohjesäännössä on kuvattu.</text:p>
          <text:p text:style-name="P28">RG kilpailua ei voi liittää viikkokisaranking sarjaan.</text:p>
          <text:p text:style-name="P28"/>
        </text:list-item>
      </text:list>
      <text:p text:style-name="P8">Kun kilpailun tyyppi ja muut asetukset on valittu sopivasti, uuden kilpailun luominen tapahtuu 'Luo uusi kilpailu!' napista. Tämän jälkeen pääset vielä säätämään kilpailun yksityiskohtia 'Kisainfo'-välilehdellä (ks kuva alla).</text:p>
      <text:p text:style-name="P7"/>
      <text:p text:style-name="P7"><draw:frame draw:style-name="fr3" draw:name="graphics5" text:anchor-type="paragraph" svg:width="17cm" svg:height="14.136cm" draw:z-index="25"><draw:image xlink:href="Pictures/20000007000051A7000043E82DE5341A.svm" xlink:type="simple" xlink:show="embed" xlink:actuate="onLoad"/></draw:frame><text:soft-page-break/></text:p>
      <text:p text:style-name="P8">Useimpia kilpailun detaljeja voi muokata missä vaiheessa tahansa kilpailun aikana. Sellaiset asetukset jotka vaikuttavat kaavion etenemiseen ja pelien hakuihin lukkiutuvat kun ensimmäinen toisen kierroksen peli alkaa. Tällaisia asetuksia ovat mm Kaavio, Max pelaajamäärä, sekä Tavoitepistemäärä.</text:p>
      <text:p text:style-name="P8"><text:span text:style-name="T4">Huom!</text:span> Riippuen kilpailun tyypistä, osa 'Kisainfo'-välilehden tiedoista saattaa olla piilotettuna. Esimerkiksi Lisenssivaatimus tai Osallistumisoikeus ei ole olennaista viikkokilpailuja pelatessa.</text:p>
      <text:p text:style-name="P7"/>
      <text:h text:style-name="P17" text:outline-level="2"/>
      <text:p text:style-name="P7"/>
      <text:p text:style-name="Text_20_body"/>
      <text:p text:style-name="P7"/>
      <text:h text:style-name="Heading_20_2" text:outline-level="2"><text:soft-page-break/>Kilpailutiedostojen hallinta</text:h>
      <text:p text:style-name="Text_20_body"/>
      <text:p text:style-name="P6">KaisaKaavio-ohjelmassa jokainen kilpailu tallennetaa erilliseen tiedostoon käyttäjän kovalevylle. Oletuksena kilpailut tallentuvat “Tiedostot” (MyDocuments) kansion alle “KaisaKaaviot” nimiseen kansioon, mutta voit halutessasi tallentaa kilpailut mihin tahansa muuhunkin kansioon.</text:p>
      <text:p text:style-name="P6">KaisaKaavio-ohjelma <text:span text:style-name="T4">tallentaa käynnissä olevan kilpailun automaattisesti</text:span> viiden minuutin välein, sekä aina kun ohjelma suljetaan, uusi kilpailu luodaan tai vanha kilpailu avataan. Käyttäjän ei siis koskaan tarvitse manuaalisesti tallentaa tiedostoa vaikka tämäkin on ohjelmassa mahdollista.</text:p>
      <text:p text:style-name="P6">Lisäksi ohjelma luo automaattisesti varmuuskopioita käynnissä olevasta kilpailusta siltä varalta että jotain menee pieleen. Varmuuskopiot löydät kansiosta “Tiedostot”\KaisaKaaviot\Varmuuskopiot.</text:p>
      <text:p text:style-name="P6"/>
      <text:p text:style-name="P6"><draw:frame draw:style-name="fr1" draw:name="graphics6" text:anchor-type="paragraph" svg:x="4.307cm" svg:y="1.699cm" svg:width="8.387cm" svg:height="5.532cm" draw:z-index="26"><draw:image xlink:href="Pictures/20000007000020C40000159BE12ACD04.svm" xlink:type="simple" xlink:show="embed" xlink:actuate="onLoad"/></draw:frame>Kilpailutiedostojen avaaminen ja tallentaminen tapahtuu 'Kilpailut' valikon kautta ikkunan vasemmassa yläreunassa:</text:p>
      <text:h text:style-name="Heading_20_1" text:outline-level="1"/>
      <text:p text:style-name="P6"><text:span text:style-name="T4">Huom!</text:span> Toisin kuin esimerkiksi Excel ohjelmassa, kilpailuja ei voi avata tuplaklikkaamalla kilpailutiedostoa kansiossa. Kilpailut pitää avata ohjelman 'Kilpailut'-valikon kautta.</text:p>
      <text:p text:style-name="Text_20_body"/>
      <text:h text:style-name="Heading_20_2" text:outline-level="2">Kilpailuun ilmoittautuminen ja kaavion arvonta</text:h>
      <text:p text:style-name="Text_20_body"/>
      <text:p text:style-name="P6">Osallistujien lisääminen sekä kaavion arvonta tapahtuu 'Arvonta' välilehdellä. Osallistujataulukon sarakkeiden määrä vaihtelee sen mukaan millainen kilpailu on luotu. Viikkokisamoodissa sarakkeita on vähemmän.</text:p>
      <text:p text:style-name="Text_20_body"><draw:frame draw:style-name="fr3" draw:name="graphics4" text:anchor-type="paragraph" svg:width="17cm" svg:height="14.18cm" draw:z-index="24"><draw:image xlink:href="Pictures/20000007000051A70000441DA9021611.svm" xlink:type="simple" xlink:show="embed" xlink:actuate="onLoad"/></draw:frame><text:soft-page-break/></text:p>
      <text:p text:style-name="P6">KaisaKaavio-ohjelma ei tällä hetkellä tarjoa työkaluja varsinaiseen kilpailuun ilmoittautumiseen (mahdollisesti myöhemmin). Ilmoittautuneet syötetään 'Arvonta'-välilehdelle taulukkoon.</text:p>
      <text:p text:style-name="P6"><text:span text:style-name="T4">KaisaKaavio-ohjelma mahdollistaa kaavion arvonnan useita kertoja</text:span> niin kauan kuin kilpailun toinen kierros ei ole alkanut. Ensimmäisellä arvontakerralla kaikki osallistujat arvotaan kaavioon. Tämän jälkeen on kuitenkin mahdollista lisätä vielä pelaajia (jälki-ilmoittautuneita) kilpailuun. Jälki-ilmoittautuneet voidaaan arpoa kaavioon 'Arvo kaavio' nappia painamalla. Tämä ei vaikuta jo arvottuihin pelaajiin ja ensimmäisen kierroksen peleihin vaan jälki-ilmoittautuneet arvotaan kaavion peräpäähän.</text:p>
      <text:p text:style-name="P6">Tämä mahdollistaa esimerkiksi viikkokilpailujen aloittamisen heti kun paikalla on muutama pelaaja. Voit myös tätä ominaisuutta hyödyntäen sijoittaa esimerkiksi osallistuvan kilpailunjohtajan kaavion viimeiseksi, jotta hän ehtii hoitaa kilpailun alkuhässäkät ennen pelejään.</text:p>
      <text:p text:style-name="P6">'Arvonta'-välilehden oikeassa laidassa on lista pelaajille, jotka eivät ole mukana ensimmäisessä arvonnassa (Matti Myöhäiset viikkokisoissa). Tällä listalla olevat nimet siirtyvät ensimmäisen arvonnan jälkeen varsinaiselle ilmoittautumislistalle (arpomattomina). </text:p>
      <text:p text:style-name="Text_20_body"/>
      <text:h text:style-name="Heading_20_2" text:outline-level="2"><text:soft-page-break/>Pelaajien sijoittaminen kaavioon</text:h>
      <text:p text:style-name="Text_20_body"/>
      <text:p text:style-name="P6">Jos kilpailu on SBiL Kaisa RG osakilpailu niin ohjelmassa on mahdollista sijoittaa 1-8 pelaaja kaavioon Kaisan kilpailuohjekirjan mukaisesti. Sijoittaminen tapahtuu kirjoittamalla sijoitusnumero 'Sijoitettu' sarakkeeseen ilmoittautumistaulukossa:</text:p>
      <text:p text:style-name="Text_20_body"/>
      <text:p text:style-name="Text_20_body"><draw:frame draw:style-name="fr4" draw:name="graphics7" text:anchor-type="paragraph" svg:width="17cm" svg:height="7.766cm" draw:z-index="27"><draw:image xlink:href="Pictures/20000007000051A7000025507C4C76D3.svm" xlink:type="simple" xlink:show="embed" xlink:actuate="onLoad"/></draw:frame> </text:p>
      <text:p text:style-name="P6">Kun pelit arvotaan, sijoitetut pelaajat sijoitetaan Kaisan kilpailuohjekirjan mukaisesti niin että eivät pelaa alkukierroksilla vastakkain (mikäli mahdollista).</text:p>
      <text:p text:style-name="Text_20_body"/>
      <text:h text:style-name="Heading_20_2" text:outline-level="2">Kilpailukutsun kopionti SBiL keskustelupalstalle</text:h>
      <text:p text:style-name="Text_20_body"/>
      <text:p text:style-name="P6">Ohjelma tarjoaa automaattisen kilpailukutsun kopiointitoiminnon liitettäväksi SBiL keskustelupalstalle. Toiminnon löydät 'Kilpailukutsu'-välilehdeltä (ks kuva alla). Huomaa että kilpailukutsutoiminto ei ole näkyvissä viikkokisoja pelatessa.</text:p>
      <text:p text:style-name="Text_20_body"><draw:frame draw:style-name="fr3" draw:name="graphics13" text:anchor-type="paragraph" svg:width="17cm" svg:height="13.1cm" draw:z-index="33"><draw:image xlink:href="Pictures/200000070000518D00003ED8185C00D0.svm" xlink:type="simple" xlink:show="embed" xlink:actuate="onLoad"/></draw:frame><text:soft-page-break/></text:p>
      <text:p text:style-name="P6">'Kilpailukutsu'-välilehdellä näet oman osion kilpailukutsulle sekä ensimmäisten kahden kierroksen peleille (mikäli kaavio on jo arvottu). Kilpailukutsun tiedot päivittyvät automaattisesti 'Kisainfo'-välilehden sekä arvotun kaavion perusteella.</text:p>
      <text:p text:style-name="P6">Voit kopioida tekstit liitettäväksi SBiL keskustelupalstan kilpailukutsu viestiin painamalla 'Kopioi kilpailukutsu' tai 'Kopioi ensimmäisten kierrosten pelit'-nappuloita. Teksti kopioituu leikepöydälle sellaisessa muodossa että SBiL keskustelupalsta osaa näyttää sen nätisti.</text:p>
      <text:p text:style-name="P6">Voit liittää kopioidun tekstin keskustelupalstalle painamalla Ctrl+V muokatessasi kilpailukutsuviestiä selaimessa.</text:p>
      <text:p text:style-name="Text_20_body"/>
      <text:h text:style-name="Heading_20_1" text:outline-level="1">Kilpailun läpivienti</text:h>
      <text:p text:style-name="Text_20_body"/>
      <text:p text:style-name="P6">Kun kaavio on arvottu, kilpailun läpivienti tapahtuu 'Pelit' -välilehdellä. Tällä välilehdellä voit käynnistää uusia pelejä, päivittää käynnissä olevien pelien pistetilanteita sekä merkitä käynnissä olevia pelejä päättyneeksi. Lisäksi voit merkata peleihin pelaajien tekemät pisimmät sarjat. Alla on kuva pelit välilehdeltä: </text:p>
      <text:p text:style-name="Text_20_body"><draw:frame draw:style-name="fr3" draw:name="graphics8" text:anchor-type="paragraph" svg:width="17cm" svg:height="7.542cm" draw:z-index="28"><draw:image xlink:href="Pictures/2000000700005545000025D5662A4CD8.svm" xlink:type="simple" xlink:show="embed" xlink:actuate="onLoad"/></draw:frame><text:soft-page-break/></text:p>
      <text:p text:style-name="P6">Pelirivien ulkoasu riippuu pelin tilanteesta: </text:p>
      <text:list xml:id="list1652693938931671438" text:style-name="L2">
        <text:list-item>
          <text:p text:style-name="P22">Pelattujen pelien taustaväri on harmaa. Pelatun pelin pistesarakkeet pysyvät kellertävinä niin kauan kun pelin pisteitä ja tulosta voi muokata. Kun toinen pelin pelaajista aloittaa seuraavan kierroksen pelin niin pelin pisteet lukkiutuvat ja koko rivi on harmaa</text:p>
        </text:list-item>
        <text:list-item>
          <text:p text:style-name="P22">Käynnissä olevan pelin taustaväri on kellertävä</text:p>
        </text:list-item>
        <text:list-item>
          <text:p text:style-name="P22">Pelaamattomien pelien taustaväri on valkoinen. Jos pelaamattoman pelin voi käynnistää, rivillä on “Käynnistä” peli nappi ja 'pöytä'-sarake on editoitavissa. Jos vähintään toinen pelaamattoman pelin pelaajista pelaa toista peliä parhaillaan, peliä ei voi aloittaa ja rivi ei ole editoitavissa</text:p>
        </text:list-item>
      </text:list>
      <text:p text:style-name="Text_20_body"/>
      <text:h text:style-name="Heading_20_2" text:outline-level="2">Uuden pelin käynnistäminen</text:h>
      <text:p text:style-name="Text_20_body"/>
      <text:p text:style-name="P6">Uuden pelin käynnistäminen tapahtuu 'Pelit'-välilehdellä. Voit käynnistää pelin joko painamalla 'Käynnistä peli' nappulaa pelirivillä, tai kirjoittamalla pöydän numeron 'Pöytä'-sarakkeeseen pelirivillä. Mikäli peli ei ole käynnistettävissä (toinen pelaaja pelaa toista peliä parhaillaan), pelirivi ei ole editoitavissa ja ohjelma ei anna käynnistää uutta peliä. Voit käynnistää pelin myös kirjoittamalla pistetilanteen pistesarkkeisiin suoraan.</text:p>
      <text:p text:style-name="P6">Kun käynnistät pelin 'Käynnistä peli' napista, ohjelma laittaa pelin automaattisesti ensimmäiselle vapaana olevalle pöydälle.</text:p>
      <text:p text:style-name="Text_20_body"/>
      <text:h text:style-name="Heading_20_2" text:outline-level="2">Pelin tuloksen merkkaaminen ja pelin päättäminen</text:h>
      <text:p text:style-name="Text_20_body"/>
      <text:p text:style-name="P6">Pelin pistetilannetta voit päivittää 'Pelit'-välilehdellä kirjoittamalla pistetilanteet pistesarakkeisiin <text:soft-page-break/>pelaajien nimien välissä. Peli muuttuu pelatuksi kun jomman kumman pelaajan pisteet ylittävät 'KisaInfo'-sivulla asetetun tavoitepistemäärän. Pistetilanteesta riippumatta voit myös päättää pelin kirjoittamalla jompaan kumpaan sarakkeeseen (mahdollisten pisteiden perään) <text:span text:style-name="T4">v</text:span> tai <text:span text:style-name="T4">V</text:span> voiton merkiksi tai <text:span text:style-name="T4">h </text:span>tai <text:span text:style-name="T4">H</text:span> häviön merkiksi.</text:p>
      <text:p text:style-name="P6">Jos pelataan Kaisakilpailua ja peli päättyy rangaistuslyöntien jälkeen vaikka 45-35 pelaajan 1 voittoon, niin pisteet merkitään <text:span text:style-name="T4">45v</text:span> -<text:span text:style-name="T4">35</text:span>.</text:p>
      <text:p text:style-name="P6">Ohjelmassa on mahdollista merkitä molemmille pelaajille ottelu hävityksi (jos vaikkapa kumpikaan ei saavu aamun ensimmäiseen peliin ajoissa). Tällöin laita molempiin pistesarkkeisiin <text:span text:style-name="T4">h</text:span> tai <text:span text:style-name="T4">H</text:span>.</text:p>
      <text:p text:style-name="P6">Huomaa, että Kaisabiljardissa voi käydä niin että molemmilla pelaajilla on 60 pistettä tai enemään, ja voittajalla on vähemmän pisteitä kuin häviäjällä. Tällöin on välttämätöntä laittaa V voittajan pisteiden perään.</text:p>
      <text:p text:style-name="Text_20_body"/>
      <text:h text:style-name="Heading_20_2" text:outline-level="2">Pisimpien pistesarjojen merkkaminen peleihin</text:h>
      <text:p text:style-name="Text_20_body"/>
      <text:p text:style-name="P6">Mikäli pelatussa pelissä tehtiin “mainitsemisen arvoisia” pitkiä pistesarjoja, näitä pystyy kirjaamaan painamalla 'Pelattu'-nappia pelirivillä 'Pelit'-välilehdellä. Tämä avaa ikkunan jossa voit syöttää pelissä pelatut pisimmät pistesarjat:</text:p>
      <text:p text:style-name="Text_20_body"/>
      <text:p text:style-name="Text_20_body"><draw:frame draw:style-name="fr4" draw:name="graphics21" text:anchor-type="paragraph" svg:width="17cm" svg:height="5.39cm" draw:z-index="41"><draw:image xlink:href="Pictures/20000007000046140000163A962CBB1B.svm" xlink:type="simple" xlink:show="embed" xlink:actuate="onLoad"/></draw:frame></text:p>
      <text:p text:style-name="P6">Merkatut sarjat näkyvät sitten Tulokset ja Pelit osiossa sekä muualla missä sarjojen näyttäminen on mielekästä.</text:p>
      <text:p text:style-name="Text_20_body"/>
      <text:h text:style-name="Heading_20_2" text:outline-level="2">Pelin tuloksen korjaaminen pelin päätyttyä</text:h>
      <text:p text:style-name="Text_20_body"/>
      <text:p text:style-name="P6">Ohjelmassa on mahdollista korjata pelattujen otteluiden pisteitä ja lopputulosta niin kauan kunnes jompi kumpi ottelun pelaajista aloittaa seuraavan kierroksen ottelunsa. Korjaaminen tapahtuu 'Pelit'-välilehdellä muokkaamalla pelatun pelin pistesarakkeita. Jos peli on vielä korjattavissa, pistesarakkeet ovat kellertäviä ja tuplareunaisia. Tuloksen muokkaaminen saattaa muuttaa jo <text:soft-page-break/>haettuja pelipareja jos pelejä ei ole ehditty aloittaa.</text:p>
      <text:p text:style-name="P6"><text:span text:style-name="T4">Huom!</text:span> Pelin tuloksen muuttaminen jälkikäteen saattaa aiheuttaa virheellisiä hakuja, mikäli muita pelejä on ehditty jo käynnistää korjattavan pelin jälkeen. Tämä ei ole vaarallista mutta saattaa johtaa tilanteeseen jossa pelaajat joutuvat pelaamaan kaksi kertaa saman pelaajan kanssa vastakkain ennen loppupään pelejä. KaisaKaavio osaa kumminkin hakea kilpailun loppuun asti hakuvirheistä huolimatta.</text:p>
      <text:p text:style-name="Text_20_body"/>
      <text:h text:style-name="Heading_20_2" text:outline-level="2">Pelien automaattinen haku</text:h>
      <text:p text:style-name="Text_20_body"/>
      <text:p text:style-name="P6"><draw:frame draw:style-name="fr1" draw:name="graphics11" text:anchor-type="paragraph" svg:x="0cm" svg:y="2.858cm" svg:width="17cm" svg:height="2.037cm" draw:z-index="31"><draw:image xlink:href="Pictures/2000000700005A8B00000ADBBFCFD568.svm" xlink:type="simple" xlink:show="embed" xlink:actuate="onLoad"/></draw:frame>KaisaKaavio-ohjelma hakee automaattisesti uusia pelejä aina kun kaaviossa on <text:span text:style-name="T4">enintään kahdeksan (8) peliä kesken tai pelaamatta. </text:span><text:span text:style-name="T5">Tämä ei vaadi kilpailun johtajalta mitään toimenpiteitä tulosten merkkamisen ja uusien pelien käynnistämisen lisäksi. Ohjelma hakee kaikissa tilanteissa automaattisesti uusia pelejä kunnes kilpailu on päättynyt.</text:span></text:p>
      <text:p text:style-name="P10"/>
      <text:p text:style-name="P10"/>
      <text:p text:style-name="P11">Ikkunan alareunassa näkyy vihreä “latauspalkki” aina kun ohjelma suorittaa hakuja. Pelit taulukko saattaa välähtää hieman haun päätyttyä kun uusia pelejä lisätään listan perälle mutta tämä ei ole vaarallista. Ohjelmaa voi huoletta käyttää haun aikana.</text:p>
      <text:p text:style-name="P10"/>
      <text:h text:style-name="P18" text:outline-level="2">Pelien haku manuaalisesti / hakujen korjaus</text:h>
      <text:p text:style-name="P32"/>
      <text:p text:style-name="P11">KaisaKaavio-ohjelmassa on mahdollista myös hakea pelejä käsin, samaan tapaan kuin perinteisessä Kaisa exceltaulukossa. Voit myös poistaa KaisaKaavio-ohjelman tekemiä automaattisia hakuja mikäli haut ovat virheellisisä tai kisan nopeuttamiseksi halutaan hakea toisin. Manuaalinen hakeminen tapahtuu 'Kaavio'-välilehdellä:</text:p>
      <text:p text:style-name="P10"/>
      <text:p text:style-name="P10"><draw:frame draw:style-name="fr2" draw:name="graphics12" text:anchor-type="paragraph" svg:width="16.748cm" svg:height="16.856cm" draw:z-index="32"><draw:image xlink:href="Pictures/200000070000416D000041D7E793A2AA.svm" xlink:type="simple" xlink:show="embed" xlink:actuate="onLoad"/></draw:frame><text:soft-page-break/></text:p>
      <text:p text:style-name="P11">Jo haetut pelit, jotka on mahdollista perua, näkyy kaaviossa tuplareunaisina valkoisina laatikoina (esim Maija Meikäläisen kolmannen kierroksen peli ylläolevassa kuvassa).</text:p>
      <text:p text:style-name="P11">Voit poistaa haun siirtmällä kursorin pelin 'id' sarakkeeseen ja poistamalla vastustajan pelaajanumeron pyyhkimällä tekstin tai suoraan painamalla Backspace tai Delete nappia näppäimistöltä. Huomaa kuitenkin, että KaisaKaavio-ohjelma hakee saman pelin uudestaan 'Pelit'-välilehdellä jollet hae jotain muuta peliä manuaalisesti poistetun pelin tilalle.</text:p>
      <text:p text:style-name="P11">Tuplareunaiset keltaiset laatikot kaaviossa ovat pelejä jotka on mahdollista hakea manuaalisesti. Voit hakea pelin kirjoittamalla vastustajan id numeron keltaiseen boksiin. Ohjelma tarkistaa onko manuaalinen haku mahdollinen ja näyttää virheikkunan mikäli ei ole. Jos haku oli mahdollinen, haettu peli ilmestyy 'Pelit'-välilehdelle pelattavaksi.</text:p>
      <text:h text:style-name="Heading_20_2" text:outline-level="2"><text:soft-page-break/>Kilpailun päättäminen</text:h>
      <text:p text:style-name="Text_20_body"/>
      <text:p text:style-name="P6">KaisaKaavio-ohjelmassa kilpailu päättyy automaattisesti kun viimeinen peli on merkattu pelatuksi ja mukana on enää yksi pelaaja. Kilpailun voittaja on aina pelaaja joka jää viimeiseksi “eloon” kaaviossa. Voit valita muiden sijojen määräytymisperusteen 'KisaInfo'-välilehdeltä:</text:p>
      <text:p text:style-name="Text_20_body"><draw:frame draw:style-name="fr1" draw:name="graphics9" text:anchor-type="paragraph" svg:x="0cm" svg:y="1cm" svg:width="17cm" svg:height="5.988cm" draw:z-index="29"><draw:image xlink:href="Pictures/20000007000055AF00001E2F51AA9784.svm" xlink:type="simple" xlink:show="embed" xlink:actuate="onLoad"/></draw:frame></text:p>
      <text:p text:style-name="Text_20_body"/>
      <text:p text:style-name="P6">Pelaajien sijoitukset kilpailussa voit valita määräytyväksi:</text:p>
      <text:list xml:id="list8209432992192464998" text:style-name="L3">
        <text:list-item>
          <text:p text:style-name="P23"><text:span text:style-name="T4">Voittajaa lukuunottamatta kaikki voittojen ja pisteiden perusteella</text:span> – Tässä moodissa kaikki sijoitukset voittajaa lukuunottamatta määräytyvät ensisijaisesti voitettujen otteluiden perusteella ja näiden ollessa tasan, tehtyjen pisteiden perusteella. </text:p>
        </text:list-item>
        <text:list-item>
          <text:p text:style-name="P33">Finalisteja lukuunottamatta kaikki voittojen ja pisteiden perusteella<text:span text:style-name="T5"> – Tässä moodissa finaalin hävinnyt pelaaja tulee kilpailun kakkokseksi (voitoista ja pisteistä riippumatta), ja loput sijoitukset määräytyvät voittojen ja pisteiden perusteella.</text:span></text:p>
        </text:list-item>
        <text:list-item>
          <text:p text:style-name="P33">Finalistit ja kolmas/kolmannet kierrosten perusteella, loput voittojen ja pisteiden<text:span text:style-name="T5"> – Tässä moodissa finaalin hävinnyt pelaaja on kilpailun kakkonen, ja kolmanneksi tai kolmansiksi sijoittuvat pelaajat jotka tippuivat finaalia edeltävällä kierroksella.</text:span></text:p>
          <text:p text:style-name="P31"/>
        </text:list-item>
      </text:list>
      <text:h text:style-name="Heading_20_2" text:outline-level="2">Kilpailun tulosten päivittäminen SBiL keskustelupalstalle</text:h>
      <text:p text:style-name="Text_20_body"/>
      <text:p text:style-name="P6">KaisaKaavio-ohjelma tarjoaa automaattisen kilpailun tilanteen kopiomisen SBiL keskustelupalstalle 'Tulokset'-välilehdeltä. Tällä välilehdellä näet pelien tilanteet omassa osiossa sekä kilpailun tulokset toisessa osiossa (ks kuva alla). Nämä tiedot päivittyvät reaaliajassa kilpailun edetessä. </text:p>
      <text:p text:style-name="P6">Voit koska vaan kopioida pelit ja tulokset painamalla 'Kopioi pelit'-nappia tai 'Kopioi tulokset'-nappia. Näiden nappien painaminen kopioi vastaavan tekstin leikepöydälle sellaisessa muodossa että SBiL keskustelupalsta näyttää ne nätisti. Voit liittää tekstin keskustelupalstalle Ctrl + V näppäinkomennolla editoidessasi SBiL viestiä selaimessa.</text:p>
      <text:p text:style-name="Text_20_body"><text:soft-page-break/></text:p>
      <text:p text:style-name="Text_20_body"><draw:frame draw:style-name="fr3" draw:name="graphics10" text:anchor-type="paragraph" svg:width="17cm" svg:height="13.051cm" draw:z-index="30"><draw:image xlink:href="Pictures/20000007000058FE000044527709E070.svm" xlink:type="simple" xlink:show="embed" xlink:actuate="onLoad"/></draw:frame></text:p>
      <text:h text:style-name="Heading_20_2" text:outline-level="2">Striimi- ja tuloslinkit SBiL keskustelupalstalle</text:h>
      <text:p text:style-name="Text_20_body"/>
      <text:p text:style-name="P6">KaisaKaavio-ohjelma liittää SBiL keskustelupalstateksteihin tulos ja striimilinkit automaattisesti mikäli ne on syötetty 'Salin tiedot' sivulle. Voit editoida pelipaikan linkkitietoja 'Salin tiedot'-välilehdellä.</text:p>
      <text:p text:style-name="Text_20_body"><draw:frame draw:style-name="fr3" draw:name="graphics14" text:anchor-type="paragraph" svg:width="17cm" svg:height="7.8cm" draw:z-index="34"><draw:image xlink:href="Pictures/200000070000518D0000256B3A23C574.svm" xlink:type="simple" xlink:show="embed" xlink:actuate="onLoad"/></draw:frame><text:soft-page-break/></text:p>
      <text:p text:style-name="P6">Salikohtaiset linkit näkyvät kilpailukutsussa sekä tulokset osiossa viestin alussa. Pöytäkohtaiset linkit näkyvät automaattisesti käynnissä olevien pelin perässä SBiL tulosteissa. Lisäksi pöytäkohtaiset linkit näkyvät tulososion viestin alussa.</text:p>
      <text:p text:style-name="Text_20_body"/>
      <text:h text:style-name="Heading_20_2" text:outline-level="2">Rahanjakolaskuri</text:h>
      <text:p text:style-name="Text_20_body"/>
      <text:p text:style-name="P6">KaisaKaavio-ohjelma sisältää kilpailunjohtajan avuksi yksinkertaisen rahanjakolaskurin, jolla voi</text:p>
      <text:p text:style-name="P6">laskea rahanjaon kilpailun menestyjille, käyttäen erilaisia jakosuhteita:</text:p>
      <text:p text:style-name="Text_20_body"><draw:frame draw:style-name="fr4" draw:name="graphics19" text:anchor-type="paragraph" svg:width="17cm" svg:height="9.548cm" draw:z-index="39"><draw:image xlink:href="Pictures/200000070000506A00002D2BF2F88A7F.svm" xlink:type="simple" xlink:show="embed" xlink:actuate="onLoad"/></draw:frame><text:soft-page-break/></text:p>
      <text:p text:style-name="P6">Voit määritellä ensin osuuden joka osallistumismaksuista menee SBiL sekä järjestävälle seuralle.</text:p>
      <text:p text:style-name="P6">Laskuri jakaa sitten loput osallistumismaksut annettujen parametrien mukaisesti. Voit säätää jakosuhdetta 'Voittajalle %'-liukua säätämällä. Liu'uttamalla liukua oikealle lisäät voittajan osuutta potista ja vasemmalle mentäessä osuudet tasaantuvat.</text:p>
      <text:p text:style-name="P6">Ohjelma pyöristelee summat käteisystävällisiin lukemiin.</text:p>
      <text:p text:style-name="Text_20_body"/>
      <text:h text:style-name="Heading_20_1" text:outline-level="1">Kilpailuun liittyvien dokumenttien tarkastelu ja tulostaminen</text:h>
      <text:p text:style-name="Text_20_body"/>
      <text:h text:style-name="Heading_20_1" text:outline-level="1"/>
      <text:h text:style-name="P16" text:outline-level="1">Rankingsarjojen ja -osakilpailujen pelaaminen</text:h>
      <text:p text:style-name="Text_20_body"/>
      <text:p text:style-name="P6"><draw:frame draw:style-name="fr1" draw:name="graphics15" text:anchor-type="paragraph" svg:x="0cm" svg:y="2.852cm" svg:width="17cm" svg:height="7.53cm" draw:z-index="35"><draw:image xlink:href="Pictures/2000000700004EDD000022F0D1FD037C.svm" xlink:type="simple" xlink:show="embed" xlink:actuate="onLoad"/></draw:frame>KaisaKaavio-ohjelmassa on mahdollista pyörittää viikkokilpailuista koostuvaa Ranking sarjaa tai sarjoja. Pisteiden lasku ja ranking tulosten ylläpitäminen tapahtuu ohjelmassa automaattisesti, kilpailun vetäjän riittää vain uutta kilpailua luodessa valita 'Kilpailu on viikkokisa ranking osakilpailu?' täppä sekä valita rankingsarjan kesto.</text:p>
      <text:p text:style-name="Text_20_body"/>
      <text:p text:style-name="P6">Ohjelma tallentaa kullekin Biljardilajille omat ranking tilanteensa, joten samalla salilla on mahdollista pyörittää usean eri lajin rankingsarjoja samanaikaisesti käyttäen KaisaKaavio-ohjelmaa.</text:p>
      <text:p text:style-name="P6">Uudet rankingsarjat käynnistyvät automaattisesti aina kuun vaihtuessa seuraavasti:</text:p>
      <text:list xml:id="list7839841964395171607" text:style-name="L4">
        <text:list-item>
          <text:p text:style-name="P24"><text:span text:style-name="T4">Kuukausittainen rankingsarja:</text:span> Jokainen kuukausi on oma rankingsarjansa</text:p>
        </text:list-item>
        <text:list-item>
          <text:p text:style-name="P24"><text:span text:style-name="T4">Kolmen kuukauden välein vaihtuva sarja:</text:span> Vuodessa on neljä rankingsarjaa: Tammi-Maaliskuu, Huhti-Kesäkuu, Heinä-Syyskuu sekä Loka-Joulukuu.</text:p>
        </text:list-item>
        <text:list-item>
          <text:p text:style-name="P24"><text:span text:style-name="T4">Puolen vuoden välein vaihtuva sarja:</text:span> Vuodessa on kaksi rankingsrajaa: Tammi-Kesäkuu sekä Heinä-Joulukuu.</text:p>
        </text:list-item>
      </text:list>
      <text:p text:style-name="P6">Valittuasi sarjan tyyppin, uusi kilpailu menee automaattiseti osaksi oikeaa sarjaa kilpailun päivämäärän perusteella. Mikäli kyseisessä sarjassa ei ole vielä muita kilpailuja, uusi sarja luodaan automaattisesti.</text:p>
      <text:p text:style-name="P6">Voit tarkastella rankingsarjojen tilanteita 'Ranking'-välilehdeltä ohjelmassa:</text:p>
      <text:p text:style-name="Text_20_body"><draw:frame draw:style-name="fr3" draw:name="graphics16" text:anchor-type="paragraph" svg:width="17cm" svg:height="12.377cm" draw:z-index="36"><draw:image xlink:href="Pictures/200000070000515800003B3A626AAEA3.svm" xlink:type="simple" xlink:show="embed" xlink:actuate="onLoad"/></draw:frame><text:soft-page-break/></text:p>
      <text:h text:style-name="Heading_20_2" text:outline-level="2">Rankingpisteiden määräytyminen</text:h>
      <text:p text:style-name="Text_20_body"/>
      <text:p text:style-name="P6">Ohjelmassa voit säätää pisteiden määräytymisen rankingkilpailuista painamalla 'Pisteytys...'-nappia</text:p>
      <text:p text:style-name="P6">'Ranking'-välilehdellä. </text:p>
      <text:p text:style-name="P6"><text:span text:style-name="T4">Huom!</text:span> Jokaisella biljardilajilla on oma pisteytyksensä. Kun editoit Kaisa-kilpailun rankingpisteytystä, se ei vaikuta muiden lajien rankinsarjaan.</text:p>
      <text:p text:style-name="P6"><text:span text:style-name="T4">Huom!</text:span> Pisteytyksen muokkaaminen ei vaikuta jo aiemmin pelattuihin rankingosakilpailuihin, pisteytys vaikuttaa ainoastaan käynnissä olevan kilpailun sekä tulevien kilpailujen pisteisiin.</text:p>
      <text:p text:style-name="P6">Pisteytysnapin painallus avaa erillisen ikkunan, jossa voit säätää säännöt joiden mukaan rankingosakilpailuista saa rankingpisteitä:</text:p>
      <text:p text:style-name="Text_20_body"/>
      <text:p text:style-name="Text_20_body"><draw:frame draw:style-name="fr3" draw:name="graphics17" text:anchor-type="paragraph" svg:width="17cm" svg:height="10.091cm" draw:z-index="37"><draw:image xlink:href="Pictures/2000000700005DD9000037B6209BB329.svm" xlink:type="simple" xlink:show="embed" xlink:actuate="onLoad"/></draw:frame><text:soft-page-break/></text:p>
      <text:p text:style-name="P6">Paina 'Hyväksy' nappia niin pisteytys tallennetaan ja rankingtaulukko päivitetään uuden pisteytyksen mukaiseksi (ainoastaan käynnissä olevan kilpailun osalta).</text:p>
      <text:p text:style-name="Text_20_body"/>
      <text:h text:style-name="Heading_20_2" text:outline-level="2">Rankingsarjojen tarkastelu</text:h>
      <text:p text:style-name="Text_20_body"/>
      <text:p text:style-name="P6">'Ranking'-välilehdellä voit tarkastella käynnissä olevaa, sekä aiempia rankingsarjoja. Kun avaat välilehden, näkyvissä on käynnissä oleva rankingsarja jos sellainen on käynnissä. Ohjelma tarjoaa kaksi eri näkymää rankingtaulukoihin:</text:p>
      <text:list xml:id="list8116392120303991662" text:style-name="L5">
        <text:list-item>
          <text:p text:style-name="P25"><text:span text:style-name="T4">Näytä taulukkona: </text:span>Valitun sarjan kaikki kilpailut on koottu yhteen taulukkoon samaan tapaan kuin vaikkapa Cuescore ohjelmassa. Taulukosta näet helposti tämänhetkisen pistetilanteen sekä kaikki osakilpailut.</text:p>
        </text:list-item>
        <text:list-item>
          <text:p text:style-name="P25"><text:span text:style-name="T4">Näytä tekstinä:</text:span> Valitun sarjan kokonaistilanne, sekä valitun osakilpailun tilanne näytetään tekstimuodossa. Voit kopioida tekstin painamalla 'Kopioi rankingsarjan kokonaistilanne' tai 'Kopioi osakilpailun pisteet'-nappia. Kopioidun tekstin voit liittää mihin tahansa tekstikenttään painamalla Ctrl-V. Kopioitu teksti ei sisällä mitään erityismuotoiluja.</text:p>
        </text:list-item>
      </text:list>
      <text:p text:style-name="Text_20_body"/>
      <text:h text:style-name="Heading_20_2" text:outline-level="2"/>
      <text:h text:style-name="P19" text:outline-level="2">Muuta huomioitavaa rankingsarjoista ja -osakilpailuista</text:h>
      <text:p text:style-name="Text_20_body"/>
      <text:p text:style-name="P6"><draw:frame draw:style-name="fr1" draw:name="graphics18" text:anchor-type="paragraph" svg:x="1.633cm" svg:y="2.699cm" svg:width="14.527cm" svg:height="7.781cm" draw:z-index="38"><draw:image xlink:href="Pictures/20000007000038BF00001E64B310F9E5.svm" xlink:type="simple" xlink:show="embed" xlink:actuate="onLoad"/></draw:frame>Mikäli rankingpisteytyksessä on sääntöjä, jotka antavat lisäpisteitä rankinging kärkipelaajien voitoista, nämä lisäpisteet tulevat automaattisesti näkyviin kaavioon kun ilmoittautuneita pelaajia lisätään. Tämä on pelkästään visuaalinen ominaisuus eikä vaikuta kaavion kulkuun millään tavalla. Pelaajat näkevät 'Pelit'-välilehdellä pelaajien nimen perässä mikäli pelaajan voitosta saa lisäpisteitä.</text:p>
      <text:p text:style-name="Text_20_body"/>
      <text:p text:style-name="Text_20_body"/>
      <text:p text:style-name="P6">Jos rankingpisteytyksessä on sääntöjä rankingkärkipelaajien voittamisesta ja pelataan sarjan ensimmäistä osakilpailua, niin edellisen rankingsarjan kärkipelaajat katsotaan uuden sarjan kärkipelaajiksi. </text:p>
      <text:p text:style-name="Text_20_body"/>
      <text:h text:style-name="Heading_20_1" text:outline-level="1">Ohjelman virhetilanteet ja bugit</text:h>
      <text:p text:style-name="Text_20_body"/>
      <text:p text:style-name="P6">Hakuvirheet, sekä virheellisesti merkityt pelien tulokset voit korjata itse mikäli ne huomataan välittömästi tai pian pelin päätyttyä. Katso aiemmat luvut '<text:span text:style-name="T4">Pelien haku manuaalisesti / hakujen korjaus</text:span>'sekä '<text:span text:style-name="T4">Pelin tuloksen korjaaminen pelin päätyttyä</text:span>'.</text:p>
      <text:p text:style-name="Text_20_body"/>
      <text:h text:style-name="Heading_20_2" text:outline-level="2">Pelien tulosten muokkaaminen kun kaaviota on pelattu jo pidemmälle</text:h>
      <text:p text:style-name="Text_20_body"/>
      <text:p text:style-name="P6">Jos kaaviossa on tapahtunut paha virhe aiemmassa pelissä ja uusia pelejä on ehditty jo aloittaa/pelata sen jälkeen, virheen korjaaminen ei ole enää mahdollista ohjelmasta käsin. Vanhan pelin tuloksen muuttaminen saattaa vaatia sen että jo pelattujen pelien tuloksia mitätöidään tai <text:soft-page-break/>käynnissä olevia pelejä keskeytetään.</text:p>
      <text:p text:style-name="P6">Tällainen tilanne on mahdollista selvittää käsin, muokkamalla kilpailutiedostoa suoraan tekstieditorilla (esim. Notepad). Tässä tapauksella kilpailunjohtaja tekee päätökset mitätöidäänko jotain pelattuja/käynnissä olevia pelejä.</text:p>
      <text:p text:style-name="P9">Huom! Mikäli muokkaat pelitiedostoa manuaalisesti, sulje KaisaKaavio-ohjelma muokkauksen ajaksi!</text:p>
      <text:p text:style-name="P11">Pelitiedostossa jokainen peli on yksi rivi:</text:p>
      <text:p text:style-name="P10"/>
      <text:p text:style-name="P10"><draw:frame draw:style-name="fr4" draw:name="graphics20" text:anchor-type="paragraph" svg:width="17cm" svg:height="2.282cm" draw:z-index="40"><draw:image xlink:href="Pictures/20000007000054A600000B5FC7006A93.svm" xlink:type="simple" xlink:show="embed" xlink:actuate="onLoad"/></draw:frame></text:p>
      <text:p text:style-name="P6">Näitä rivejä voi poistaa sekä pelin pisteitä ja tulosta voi muokata “Pisteet1” ja “Pisteet2” arvoa muuttamalla. Huomaa kuitenkin, että jos muutat pelin voittajaa, on sinun myös varmistettava että kaavion muut pelit tämän jälkeen ovat “laillisia” eli kukaan ei pelaa hävittyään kahta ottelua tai pelaa kahta ottelua samanaikaisesti.</text:p>
      <text:p text:style-name="P6">Vaihtoehtoisesti voit ladata aiemman varmuuskopion kilpailusta \Tiedosto\KaisaKaaviot\Varmuuskopiot kansiosta, ajalta ennen kuin virhe tapahtui, sekä syöttää sitten virheen jälkeen tapahtuneet pelit kaavioon manuaalisesti. </text:p>
      <text:p text:style-name="P6">Mikäli tällainen virhe tapahtui ohjelmassa olevan bugin takia, voit laittaa korjauspyynnön ohjelman kehittäjälle (ks seuraava luku).</text:p>
      <text:p text:style-name="Text_20_body"/>
      <text:h text:style-name="Heading_20_2" text:outline-level="2">Bugi-ilmoitukset ja korjauspyynnöt</text:h>
      <text:p text:style-name="Text_20_body"/>
      <text:p text:style-name="P6">Mikäli ohjelma kaatuu tai toimii muulla tavalla huonosti tai odottamattomasti, voit ilmoittaa bugista <text:s/>ohjelman kehittäjälle (Ilari Nieminen). Tällä hetkellä ilmoittaminen tapahtuu helpoiten suullisesti (jos satumme tapaamaan biljardin merkeissä) tai sähköpostilla <text:a xlink:type="simple" xlink:href="mailto:isniemin@gmail.com" text:style-name="Internet_20_link" text:visited-style-name="Visited_20_Internet_20_Link"><text:span text:style-name="T4">isniemin@gmail.com</text:span></text:a><text:span text:style-name="T4">. </text:span><text:span text:style-name="T5">Sähköpostin otsikoksi KaisaKaavio-bugi tai vastaavaa jotta kehittäjä huomaa sen roskapostin seasta. Viestin liitteeksi voi laittaa lyhyen kuvauksen ongelmasta, sekä mielellään kopio kilpailutiedostosta jota pelatessa virhe tapahtui.</text:span></text:p>
      <text:p text:style-name="P6"/>
      <text:h text:style-name="Heading_20_1" text:outline-level="1"/>
      <text:h text:style-name="P16" text:outline-level="1">Uusien ominaisuuksien lisääminen ohjelmaan</text:h>
      <text:p text:style-name="Text_20_body"/>
      <text:p text:style-name="P6">Mikäli ohjelmasta puuttuu jotakin tai joku voisi toimia paremmin/miellyttävämmin, voit toivoa ominaisuuksia ohjelman kehittäjältä (Ilari Nieminen). Ominaisuuksia toteutetaan mahdollisuuksien mukaan. Tällä hetkellä ominaisuuspyyntöjä voi helpoiten jättää sähköpostitse <text:a xlink:type="simple" xlink:href="mailto:isniemin@gmail.com" text:style-name="Internet_20_link" text:visited-style-name="Visited_20_Internet_20_Link"><text:span text:style-name="T4">isniemin@gmail.com</text:span></text:a>.</text:p>
      <text:p text:style-name="Text_20_body"/>
      <text:h text:style-name="Heading_20_2" text:outline-level="2">Ominaisuuksia, joita on jo suunnitteilla tuleviin KaisaKaavio-versioihin</text:h>
      <text:p text:style-name="Text_20_body"/>
      <text:list xml:id="list802941858743552440" text:style-name="L6">
        <text:list-item>
          <text:p text:style-name="P26"><text:span text:style-name="T4">Usean pelipaikan kilpailujen järjestäminen</text:span>, kuitenkin siten että KaisaKaavio ohjelma pyörii vain yhdessä pelipaikassa ja varapelipaikat ilmoittavat tulokset jotain muuta kautta kilpailunjohtajalle, joka päivittää kaaviota.</text:p>
        </text:list-item>
        <text:list-item>
          <text:p text:style-name="P26"><text:span text:style-name="T4">SBiL Kaisa SM alkukilpailun vetäminen niin että 24 pelaajaa sijoitetaan,</text:span> sekä osa pelaajista pääsee sijoituksen perusteella suoraan toiselle tai kolmannelle kierrokselle</text:p>
        </text:list-item>
        <text:list-item>
          <text:p text:style-name="P34">Ilmoittautuneiden hakeminen automaattisesti biljardi.org sivustolta Kaisan RG ja SM kisoihin</text:p>
        </text:list-item>
      </text:list>
      <text:p text:style-name="P6"/>
      <text:h text:style-name="Heading_20_2" text:outline-level="2">Ominaisuuksia, joita ei näillä näkymin toteuteta</text:h>
      <text:p text:style-name="Text_20_body"/>
      <text:p text:style-name="P6">Tällä hetkellä KaisaKaavio-ohjelma on yksinkertainen ja melko helppokäyttöinen työkalu jota ajetaan kilpailun vetäjän omalta koneelta, samaan tapaan kuin perinteistä Kaisa Excel taulukkoa. Näillä näkymin ei ole tarkoitus toteuttaa mitään ominaisuuksia, jotka vaativat online kirjautumisia palvelimineen. Tästä syystä seuraavat ominaisuudet ei tule tällä hetkellä toteutumaan:</text:p>
      <text:p text:style-name="P6"/>
      <text:list xml:id="list8135337972502860149" text:style-name="L7">
        <text:list-item>
          <text:p text:style-name="P27"><text:span text:style-name="T4">Online ilmoittautuminen KaisaKaavio kisoihin:</text:span> Tällä hetkellä KaisaKaavio on tarkoitus pitää yksinkertaisena kilpailunvetämistyökaluna. RG ja SM kisoihin saattaa olla tulevaisuudessa mahdollista hakea ilmoittautumislista biljari.org sivulta (ei toteutettu vielä).</text:p>
        </text:list-item>
        <text:list-item>
          <text:p text:style-name="P35">Kilpailujen livescoren, tulosten ja ranking tulosten näkyminen netissä</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2" text:anchor-type="paragraph" svg:x="15.804cm" svg:y="-0.039cm" svg:width="1.27cm" svg:height="1.06cm" draw:z-index="2"><draw:image xlink:href="Pictures/100002010000003000000030453502B9.png" xlink:type="simple" xlink:show="embed" xlink:actuate="onLoad"/></draw:frame>KaisaKaavio – Käyttöohje</text:p>
        <text:p text:style-name="MP1">Copyright © Ilari Nieminen 2024</text:p>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lari Nieminen</meta:initial-creator>
    <meta:creation-date>2024-12-03T10:26:05.54</meta:creation-date>
    <meta:generator>OpenOffice/4.1.15$Win32 OpenOffice.org_project/4115m2$Build-9813</meta:generator>
    <dc:date>2024-12-25T20:48:52.75</dc:date>
    <dc:creator>Ilari Nieminen</dc:creator>
    <meta:editing-duration>PT13H18M13S</meta:editing-duration>
    <meta:editing-cycles>29</meta:editing-cycles>
    <meta:document-statistic meta:table-count="0" meta:image-count="21" meta:object-count="0" meta:page-count="22" meta:paragraph-count="172" meta:word-count="2825" meta:character-count="25233"/>
  </office:meta>
</office:document-meta>
</file>